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code">
      <style:text-properties officeooo:paragraph-rsid="0016e14f"/>
    </style:style>
    <style:style style:name="P2" style:family="paragraph" style:parent-style-name="_5f_code">
      <style:text-properties officeooo:paragraph-rsid="002d7b56"/>
    </style:style>
    <style:style style:name="P3" style:family="paragraph" style:parent-style-name="_5f_code">
      <style:text-properties officeooo:paragraph-rsid="002f5d9f"/>
    </style:style>
    <style:style style:name="P4" style:family="paragraph" style:parent-style-name="_5f_code">
      <style:text-properties officeooo:paragraph-rsid="0034ad62"/>
    </style:style>
    <style:style style:name="P5" style:family="paragraph" style:parent-style-name="_5f_code">
      <style:text-properties fo:language="zxx" fo:country="none" officeooo:paragraph-rsid="004136ae" style:language-asian="zxx" style:country-asian="none" style:language-complex="zxx" style:country-complex="none"/>
    </style:style>
    <style:style style:name="P6" style:family="paragraph" style:parent-style-name="_5f_code">
      <style:text-properties fo:language="zxx" fo:country="none" officeooo:paragraph-rsid="003a5315" style:language-asian="zxx" style:country-asian="none" style:language-complex="zxx" style:country-complex="none"/>
    </style:style>
    <style:style style:name="P7" style:family="paragraph" style:parent-style-name="_5f_code">
      <style:text-properties fo:language="zxx" fo:country="none" officeooo:paragraph-rsid="00484fbc" style:language-asian="zxx" style:country-asian="none" style:language-complex="zxx" style:country-complex="none"/>
    </style:style>
    <style:style style:name="P8" style:family="paragraph" style:parent-style-name="_5f_code">
      <style:text-properties officeooo:paragraph-rsid="003987a4"/>
    </style:style>
    <style:style style:name="P9" style:family="paragraph" style:parent-style-name="_5f_code">
      <style:text-properties officeooo:rsid="002a7076" officeooo:paragraph-rsid="002a7076"/>
    </style:style>
    <style:style style:name="P10" style:family="paragraph" style:parent-style-name="_5f_code">
      <style:text-properties officeooo:paragraph-rsid="0031928a"/>
    </style:style>
    <style:style style:name="P11" style:family="paragraph" style:parent-style-name="_5f_code">
      <style:text-properties officeooo:paragraph-rsid="002f9776"/>
    </style:style>
    <style:style style:name="P12" style:family="paragraph" style:parent-style-name="_5f_code">
      <style:text-properties officeooo:rsid="0022a3d6" officeooo:paragraph-rsid="002f5d9f"/>
    </style:style>
    <style:style style:name="P13" style:family="paragraph" style:parent-style-name="_5f_code">
      <style:text-properties officeooo:paragraph-rsid="00416a8a"/>
    </style:style>
    <style:style style:name="P14" style:family="paragraph" style:parent-style-name="_5f_code">
      <style:text-properties officeooo:paragraph-rsid="0042bb3b"/>
    </style:style>
    <style:style style:name="P15" style:family="paragraph" style:parent-style-name="_5f_code">
      <style:text-properties officeooo:paragraph-rsid="004466cb"/>
    </style:style>
    <style:style style:name="P16" style:family="paragraph" style:parent-style-name="_5f_code">
      <style:text-properties officeooo:paragraph-rsid="00455793"/>
    </style:style>
    <style:style style:name="P17" style:family="paragraph" style:parent-style-name="_5f_code">
      <style:text-properties officeooo:paragraph-rsid="004611ec"/>
    </style:style>
    <style:style style:name="P18" style:family="paragraph" style:parent-style-name="_5f_code">
      <style:text-properties officeooo:paragraph-rsid="004136ae"/>
    </style:style>
    <style:style style:name="P19" style:family="paragraph" style:parent-style-name="_5f_text">
      <style:text-properties officeooo:paragraph-rsid="0016e14f"/>
    </style:style>
    <style:style style:name="P20" style:family="paragraph" style:parent-style-name="_5f_text">
      <style:text-properties officeooo:paragraph-rsid="0027672e"/>
    </style:style>
    <style:style style:name="P21" style:family="paragraph" style:parent-style-name="_5f_text">
      <style:text-properties officeooo:rsid="002d2e21" officeooo:paragraph-rsid="002d2e21"/>
    </style:style>
    <style:style style:name="P22" style:family="paragraph" style:parent-style-name="_5f_text">
      <style:text-properties style:font-name="Calibri Light" fo:font-size="11pt" fo:font-weight="250" officeooo:rsid="0037b49a" officeooo:paragraph-rsid="0037b49a"/>
    </style:style>
    <style:style style:name="P23" style:family="paragraph" style:parent-style-name="_5f_text">
      <style:text-properties style:font-name="Calibri Light" fo:font-size="11pt" fo:font-weight="250" officeooo:rsid="002c20f9" officeooo:paragraph-rsid="002c20f9"/>
    </style:style>
    <style:style style:name="P24" style:family="paragraph" style:parent-style-name="_5f_text">
      <style:text-properties style:font-name="Calibri Light" fo:font-size="11pt" fo:font-weight="250" officeooo:rsid="002f5d9f" officeooo:paragraph-rsid="002f5d9f"/>
    </style:style>
    <style:style style:name="P25" style:family="paragraph" style:parent-style-name="_5f_text">
      <style:text-properties style:font-name="Calibri Light" fo:font-size="11pt" fo:font-weight="250" officeooo:rsid="002d2f59" officeooo:paragraph-rsid="002d7b56"/>
    </style:style>
    <style:style style:name="P26" style:family="paragraph" style:parent-style-name="_5f_text">
      <style:text-properties officeooo:paragraph-rsid="0037b49a"/>
    </style:style>
    <style:style style:name="P27" style:family="paragraph" style:parent-style-name="_5f_text">
      <style:text-properties officeooo:paragraph-rsid="0008d779"/>
    </style:style>
    <style:style style:name="P28" style:family="paragraph" style:parent-style-name="_5f_text">
      <style:text-properties officeooo:rsid="0037b49a" officeooo:paragraph-rsid="0037b49a"/>
    </style:style>
    <style:style style:name="P29" style:family="paragraph" style:parent-style-name="_5f_text">
      <style:text-properties officeooo:paragraph-rsid="0038ff75"/>
    </style:style>
    <style:style style:name="P30" style:family="paragraph" style:parent-style-name="_5f_text">
      <style:text-properties officeooo:rsid="0008cbd0" officeooo:paragraph-rsid="0008cbd0"/>
    </style:style>
    <style:style style:name="P31" style:family="paragraph" style:parent-style-name="_5f_text">
      <style:text-properties officeooo:rsid="0008d779" officeooo:paragraph-rsid="0008d779"/>
    </style:style>
    <style:style style:name="P32" style:family="paragraph" style:parent-style-name="_5f_text">
      <style:text-properties officeooo:rsid="0013cf5b" officeooo:paragraph-rsid="0013cf5b"/>
    </style:style>
    <style:style style:name="P33" style:family="paragraph" style:parent-style-name="_5f_text">
      <style:text-properties officeooo:rsid="0027672e" officeooo:paragraph-rsid="0027672e"/>
    </style:style>
    <style:style style:name="P34" style:family="paragraph" style:parent-style-name="_5f_text">
      <style:text-properties officeooo:rsid="002a7076" officeooo:paragraph-rsid="002a7076"/>
    </style:style>
    <style:style style:name="P35" style:family="paragraph" style:parent-style-name="_5f_text">
      <style:text-properties officeooo:rsid="001e14fe" officeooo:paragraph-rsid="001e14fe"/>
    </style:style>
    <style:style style:name="P36" style:family="paragraph" style:parent-style-name="_5f_text">
      <style:text-properties officeooo:rsid="002d7b56" officeooo:paragraph-rsid="002d7b56"/>
    </style:style>
    <style:style style:name="P37" style:family="paragraph" style:parent-style-name="_5f_text">
      <style:text-properties officeooo:rsid="0034ad62" officeooo:paragraph-rsid="0034ad62"/>
    </style:style>
    <style:style style:name="P38" style:family="paragraph" style:parent-style-name="_5f_text">
      <style:text-properties officeooo:rsid="00355e2d" officeooo:paragraph-rsid="00355e2d"/>
    </style:style>
    <style:style style:name="P39" style:family="paragraph" style:parent-style-name="_5f_text">
      <style:text-properties officeooo:rsid="0016e14f" officeooo:paragraph-rsid="0016e14f"/>
    </style:style>
    <style:style style:name="P40" style:family="paragraph" style:parent-style-name="_5f_text">
      <style:text-properties fo:language="en" fo:country="US" officeooo:rsid="0046bb13" officeooo:paragraph-rsid="0046bb13"/>
    </style:style>
    <style:style style:name="P41" style:family="paragraph" style:parent-style-name="_5f_comment">
      <style:text-properties officeooo:paragraph-rsid="003efbc2"/>
    </style:style>
    <style:style style:name="P42" style:family="paragraph" style:parent-style-name="_5f_text" style:list-style-name="L1">
      <style:text-properties officeooo:rsid="0008d779" officeooo:paragraph-rsid="0008d779"/>
    </style:style>
    <style:style style:name="P43" style:family="paragraph" style:parent-style-name="_5f_text" style:list-style-name="L2"/>
    <style:style style:name="T1" style:family="text">
      <style:text-properties fo:language="ru" fo:country="RU" officeooo:rsid="0042bb3b"/>
    </style:style>
    <style:style style:name="T2" style:family="text">
      <style:text-properties style:font-name="Hack" fo:font-size="9pt" fo:language="en" fo:country="US" fo:font-weight="normal" officeooo:rsid="00416a8a" style:language-asian="zxx" style:country-asian="none" style:language-complex="zxx" style:country-complex="none"/>
    </style:style>
    <style:style style:name="T3" style:family="text">
      <style:text-properties style:font-name="Hack" fo:font-size="9pt" fo:language="en" fo:country="US" fo:font-weight="normal" officeooo:rsid="00416a8a"/>
    </style:style>
    <style:style style:name="T4" style:family="text">
      <style:text-properties style:font-name="Hack" fo:font-size="9pt" fo:font-weight="normal" officeooo:rsid="0038ff75"/>
    </style:style>
    <style:style style:name="T5" style:family="text">
      <style:text-properties style:font-name="Hack" fo:font-size="9pt" fo:font-weight="normal" officeooo:rsid="003987a4"/>
    </style:style>
    <style:style style:name="T6" style:family="text">
      <style:text-properties style:font-name="Hack" fo:font-size="9pt" fo:font-weight="normal" officeooo:rsid="000cdeae"/>
    </style:style>
    <style:style style:name="T7" style:family="text">
      <style:text-properties style:font-name="Hack" fo:font-size="9pt" fo:font-weight="normal" officeooo:rsid="003a5315"/>
    </style:style>
    <style:style style:name="T8" style:family="text">
      <style:text-properties style:font-name="Hack" fo:font-size="9pt" fo:language="zxx" fo:country="none" fo:font-weight="normal" officeooo:rsid="0038ff75" style:language-asian="zxx" style:country-asian="none" style:language-complex="zxx" style:country-complex="none"/>
    </style:style>
    <style:style style:name="T9" style:family="text">
      <style:text-properties style:font-name="Hack" fo:font-size="9pt" fo:language="zxx" fo:country="none" fo:font-weight="normal" officeooo:rsid="000cdeae" style:language-asian="zxx" style:country-asian="none" style:language-complex="zxx" style:country-complex="none"/>
    </style:style>
    <style:style style:name="T10" style:family="text">
      <style:text-properties style:font-name="Hack" fo:font-size="9pt" fo:language="zxx" fo:country="none" fo:font-weight="normal" officeooo:rsid="003a5315" style:language-asian="zxx" style:country-asian="none" style:language-complex="zxx" style:country-complex="none"/>
    </style:style>
    <style:style style:name="T11" style:family="text">
      <style:text-properties fo:language="en" fo:country="US" fo:font-weight="bold" officeooo:rsid="003efbc2" style:font-weight-asian="bold" style:font-weight-complex="bold"/>
    </style:style>
    <style:style style:name="T12" style:family="text">
      <style:text-properties fo:language="en" fo:country="US" officeooo:rsid="004611ec"/>
    </style:style>
    <style:style style:name="T13" style:family="text">
      <style:text-properties style:font-name="Calibri Light" fo:font-size="11pt" fo:language="ru" fo:country="RU" fo:font-weight="250" officeooo:rsid="0042bb3b"/>
    </style:style>
    <style:style style:name="T14" style:family="text">
      <style:text-properties style:font-name="Calibri Light" fo:font-size="11pt" fo:font-weight="250"/>
    </style:style>
    <style:style style:name="T15" style:family="text">
      <style:text-properties style:font-name="Calibri Light" fo:font-size="11pt" fo:font-weight="250" officeooo:rsid="002d2f59"/>
    </style:style>
    <style:style style:name="T16" style:family="text">
      <style:text-properties style:font-name="Calibri Light" fo:font-size="11pt" fo:font-weight="250" officeooo:rsid="0037b49a"/>
    </style:style>
    <style:style style:name="T17" style:family="text">
      <style:text-properties style:font-name="Calibri Light" fo:font-size="11pt" fo:font-weight="250" officeooo:rsid="0038ff75"/>
    </style:style>
    <style:style style:name="T18" style:family="text">
      <style:text-properties style:font-name="Calibri Light" fo:font-size="11pt" fo:font-weight="250" officeooo:rsid="0027672e"/>
    </style:style>
    <style:style style:name="T19" style:family="text">
      <style:text-properties style:font-name="Calibri Light" fo:font-size="11pt" fo:font-weight="250" officeooo:rsid="0028ba44"/>
    </style:style>
    <style:style style:name="T20" style:family="text">
      <style:text-properties style:font-name="Calibri Light" fo:font-size="11pt" fo:font-weight="250" officeooo:rsid="002b4158"/>
    </style:style>
    <style:style style:name="T21" style:family="text">
      <style:text-properties style:font-name="Calibri Light" fo:font-size="11pt" fo:font-weight="250" officeooo:rsid="002458bd"/>
    </style:style>
    <style:style style:name="T22" style:family="text">
      <style:text-properties officeooo:rsid="002b4158"/>
    </style:style>
    <style:style style:name="T23" style:family="text">
      <style:text-properties officeooo:rsid="002f5d9f"/>
    </style:style>
    <style:style style:name="T24" style:family="text">
      <style:text-properties fo:language="zxx" fo:country="none" style:language-asian="zxx" style:country-asian="none" style:language-complex="zxx" style:country-complex="none"/>
    </style:style>
    <style:style style:name="T25" style:family="text">
      <style:text-properties officeooo:rsid="0037b49a"/>
    </style:style>
    <style:style style:name="T26" style:family="text">
      <style:text-properties officeooo:rsid="0038ff7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8d779" style:font-weight-asian="bold" style:font-weight-complex="bold"/>
    </style:style>
    <style:style style:name="T29" style:family="text">
      <style:text-properties officeooo:rsid="0038ff75" style:font-weight-asian="bold" style:font-weight-complex="bold"/>
    </style:style>
    <style:style style:name="T30" style:family="text">
      <style:text-properties officeooo:rsid="0008d779"/>
    </style:style>
    <style:style style:name="T31" style:family="text">
      <style:text-properties officeooo:rsid="0015537e"/>
    </style:style>
    <style:style style:name="T32" style:family="text">
      <style:text-properties officeooo:rsid="007a1484"/>
    </style:style>
    <style:style style:name="T33" style:family="text">
      <style:text-properties officeooo:rsid="001adbeb"/>
    </style:style>
    <style:style style:name="T34" style:family="text">
      <style:text-properties officeooo:rsid="0027672e"/>
    </style:style>
    <style:style style:name="T35" style:family="text">
      <style:text-properties officeooo:rsid="002a70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top">Установим LEMP </text:p>
      <text:p text:style-name="P19">Набор LEMP — это комплекс программного обеспечения, используемый для обслуживания динамических веб-страниц и веб-приложений. Аббревиатура LEMP обозначает операционную систему Linux с веб-сервером <text:span text:style-name="_5f_bold">Nginx</text:span> (произносится как «энджинкс»). Данные серверной части хранятся в базе данных MySQL, а динамическая обработка выполняется PHP.</text:p>
      <text:p text:style-name="P1"><text:span text:style-name="T31">sudo apt-get -y update</text:span><text:span text:style-name="T32">; </text:span><text:span text:style-name="T31">sudo apt-get -y upgrade</text:span></text:p>
      <text:p text:style-name="_5f_heading_5f_middle_5f_2">Установка веб-сервера Nginx</text:p>
      <text:p text:style-name="_5f_text">Установка </text:p>
      <text:p text:style-name="_5f_code">sudo apt install nginx</text:p>
      <text:p text:style-name="P28">Проверка программ для фаервола</text:p>
      <text:p text:style-name="_5f_code">sudo ufw app list</text:p>
      <text:p text:style-name="_5f_code">Available applications:</text:p>
      <text:p text:style-name="_5f_code"><text:s text:c="2"/>Nginx Full</text:p>
      <text:p text:style-name="_5f_code"><text:s text:c="2"/>Nginx HTTP</text:p>
      <text:p text:style-name="_5f_code"><text:s text:c="2"/>Nginx HTTPS</text:p>
      <text:p text:style-name="_5f_code"><text:s text:c="2"/>OpenSSH</text:p>
      <text:p text:style-name="P26"><text:span text:style-name="T25">Проверка </text:span><text:span text:style-name="T16">функционирования фаервола</text:span></text:p>
      <text:p text:style-name="_5f_code">sudo ufw status</text:p>
      <text:p text:style-name="_5f_code">Status: inactive</text:p>
      <text:p text:style-name="P30">Можно забить</text:p>
      <text:p text:style-name="_5f_heading_5f_middle_5f_2">Проверка веб-сервера</text:p>
      <text:p text:style-name="_5f_text">В конце процесса установки Ubuntu 20.04 запускает Nginx. Веб-сервер уже должен быть запущен и работать.</text:p>
      <text:p text:style-name="_5f_text">Используйте команду systemd init system, чтобы проверить работу службы:</text:p>
      <text:p text:style-name="_5f_code">systemctl status nginx</text:p>
      <text:p text:style-name="P30">Работает → проверяем</text:p>
      <text:p text:style-name="_5f_code"><text:a xlink:type="simple" xlink:href="http://192.168.2.201/" text:style-name="Internet_20_link" text:visited-style-name="Visited_20_Internet_20_Link">http://192.168.2.</text:a><text:a xlink:type="simple" xlink:href="http://192.168.2.201/" text:style-name="Internet_20_link" text:visited-style-name="Visited_20_Internet_20_Link"><text:span text:style-name="T25">201</text:span></text:a><text:a xlink:type="simple" xlink:href="http://192.168.2.201/" text:style-name="Internet_20_link" text:visited-style-name="Visited_20_Internet_20_Link">/</text:a></text:p>
      <text:p text:style-name="_5f_text"><text:span text:style-name="_5f_bold">(html)</text:span></text:p>
      <text:p text:style-name="_5f_code">Welcome to nginx!</text:p>
      <text:p text:style-name="_5f_code">If you see this page, the nginx web server is successfully installed and working. Further configuration is required.</text:p>
      <text:p text:style-name="_5f_code"/>
      <text:p text:style-name="_5f_code">For online documentation and support please refer to nginx.org.</text:p>
      <text:p text:style-name="_5f_code">Commercial support is available at nginx.com.</text:p>
      <text:p text:style-name="_5f_code"/>
      <text:p text:style-name="_5f_code">Thank you for using nginx.</text:p>
      <text:p text:style-name="_5f_heading_5f_middle_5f_2">Управление процессом Nginx</text:p>
      <text:p text:style-name="P27"><text:span text:style-name="T16">Как обычно ничего нового</text:span><text:span text:style-name="T30">.</text:span></text:p>
      <text:p text:style-name="_5f_code">sudo systemctl stop nginx</text:p>
      <text:p text:style-name="P22">Включение</text:p>
      <text:p text:style-name="_5f_code"><text:s/>sudo systemctl enable nginx</text:p>
      <text:p text:style-name="_5f_heading_5f_middle_5f_2"><text:soft-page-break/>Настройка виртуальных хостов</text:p>
      <text:p text:style-name="P31">При использовании веб-сервера Nginx вы можете использовать блоки сервера (аналогичные виртуальным хостам в Apache) для инкапсуляции данных конфигурации и размещения на одном сервере нескольких доменов. </text:p>
      <text:p text:style-name="_5f_heading_5f_bottom">Пользователи</text:p>
      <text:p text:style-name="P29"><text:span text:style-name="T30">С</text:span><text:span text:style-name="T26">начала пользователи, поскольку после создания каталога нужно будет сразу права давать. Пароль равен имени, чтобы не </text:span><text:span text:style-name="T17">морочить</text:span><text:span text:style-name="T26"> по безопасности. Делаем сразу двух. Для общей работы с WordPress и для проекта SuperStaff:</text:span></text:p>
      <text:p text:style-name="_5f_code"><text:span text:style-name="T26">sudo useradd -m -s /bin/bash -g www-data </text:span><text:span text:style-name="T5">wordpress</text:span></text:p>
      <text:p text:style-name="P8">sudo passwd <text:span text:style-name="T5">wordpress</text:span></text:p>
      <text:p text:style-name="_5f_code"><text:span text:style-name="T26">sudo useradd -m -s /bin/bash -g www-data </text:span><text:span text:style-name="T4">staff</text:span></text:p>
      <text:p text:style-name="P8">sudo passwd <text:span text:style-name="T4">staff</text:span></text:p>
      <text:p text:style-name="P27"><text:span text:style-name="T30">Создадим каталоги для размещения сайтов. </text:span><text:span text:style-name="T26">Домена </text:span><text:span text:style-name="_5f_bold"><text:span text:style-name="T29">home</text:span></text:span><text:span text:style-name="T26"> </text:span><text:span text:style-name="T17">точно</text:span><text:span text:style-name="T26"> нет. Можно и без домена вообще сделать, но это как-то не по правилам.</text:span></text:p>
      <text:p text:style-name="_5f_code">sudo mkdir -p /va<text:span text:style-name="T24">r/www/</text:span><text:span text:style-name="T8">wordpress</text:span><text:span text:style-name="T9">.</text:span><text:span text:style-name="T8">home</text:span><text:span text:style-name="T24">/html</text:span></text:p>
      <text:p text:style-name="P5">sudo chown -R wordpress:www-data /var/www/<text:span text:style-name="T4">wordpress</text:span><text:span text:style-name="T6">.</text:span><text:span text:style-name="T4">home</text:span>/html</text:p>
      <text:p text:style-name="P7">sudo find /var/www/wordpress.<text:span text:style-name="T4">home</text:span> -type d -exec chmod 775 {} \;</text:p>
      <text:p text:style-name="P7">sudo find /var/www/wordpress.<text:span text:style-name="T4">home</text:span> -type f -exec chmod 664 {} \;</text:p>
      <text:p text:style-name="P6">sudo mkdir -p /var/www/<text:span text:style-name="T7">superstaff</text:span><text:span text:style-name="T6">.</text:span><text:span text:style-name="T4">home</text:span>/html</text:p>
      <text:p text:style-name="P18"><text:span text:style-name="T24">sudo chown -R staff:www-data /var/www/</text:span><text:span text:style-name="T10">superstaff</text:span><text:span text:style-name="T9">.</text:span><text:span text:style-name="T8">home</text:span>/html</text:p>
      <text:p text:style-name="P41">По умолчанию <text:span text:style-name="T11">n</text:span><text:span text:style-name="T28">ginx</text:span> работает как пользователь и группа www-data в Ubuntu и Debian.</text:p>
      <text:p text:style-name="P31">Для обслуживания этого контента <text:span text:style-name="T11">n</text:span><text:span text:style-name="T27">ginx</text:span> необходимо создать серверный блок с правильными директивами. Вместо того чтобы изменять файл конфигурации по умолчанию напрямую, мы создадим новый файл в директории /etc/nginx/sites-available/your_domain:</text:p>
      <text:p text:style-name="_5f_code">cd <text:span text:style-name="T30">/etc/nginx/sites-available/</text:span></text:p>
      <text:p text:style-name="P13">sudo <text:span text:style-name="T3">touch </text:span><text:span text:style-name="T8">wordpress</text:span><text:span text:style-name="T9">.</text:span><text:span text:style-name="T8">home</text:span></text:p>
      <text:p text:style-name="P13"><text:span text:style-name="T8">sudo </text:span><text:span text:style-name="T2">touch </text:span><text:span text:style-name="T10">superstaff</text:span><text:span text:style-name="T9">.</text:span><text:span text:style-name="T8">home</text:span></text:p>
      <text:p text:style-name="P27"><text:span text:style-name="T1">Блок описания </text:span><text:span text:style-name="T13">блока</text:span><text:span text:style-name="T1"> сервера</text:span></text:p>
      <text:p text:style-name="_5f_code">server {</text:p>
      <text:p text:style-name="_5f_code"><text:s text:c="8"/>listen 80;</text:p>
      <text:p text:style-name="_5f_code"><text:s text:c="8"/>listen [::]:80;</text:p>
      <text:p text:style-name="_5f_code"/>
      <text:p text:style-name="P14"><text:s text:c="8"/>root /var/www/<text:span text:style-name="T8">wordpress</text:span><text:span text:style-name="T9">.</text:span><text:span text:style-name="T8">home</text:span>/html;</text:p>
      <text:p text:style-name="_5f_code"><text:s text:c="8"/>index <text:span text:style-name="T12">index.php </text:span>index.html index.htm index.nginx-debian.html;</text:p>
      <text:p text:style-name="_5f_code"/>
      <text:p text:style-name="P14"><text:s text:c="8"/>server_name <text:span text:style-name="T8">wordpress</text:span><text:span text:style-name="T9">.</text:span><text:span text:style-name="T8">home</text:span>;</text:p>
      <text:p text:style-name="_5f_code"/>
      <text:p text:style-name="_5f_code"><text:s text:c="8"/>location / {</text:p>
      <text:p text:style-name="_5f_code"><text:s text:c="16"/>try_files $uri $uri/ =404;</text:p>
      <text:p text:style-name="_5f_code"><text:s text:c="8"/>}</text:p>
      <text:p text:style-name="_5f_code"/>
      <text:p text:style-name="P16"><text:s text:c="8"/>location ~ \.php$ {</text:p>
      <text:p text:style-name="P16"><text:s text:c="16"/>include snippets/fastcgi-php.conf;</text:p>
      <text:p text:style-name="P16"><text:s text:c="16"/>fastcgi_pass unix:/var/run/php/php7.<text:span text:style-name="T22">4</text:span>-fpm.sock;</text:p>
      <text:p text:style-name="P16"><text:s text:c="8"/>}</text:p>
      <text:p text:style-name="P16"/>
      <text:p text:style-name="P16"><text:s text:c="8"/>location ~ /\.ht {</text:p>
      <text:p text:style-name="P16"><text:s text:c="16"/>deny all;</text:p>
      <text:p text:style-name="P16"><text:s text:c="8"/>}</text:p>
      <text:p text:style-name="P16"/>
      <text:p text:style-name="_5f_code">}</text:p>
      <text:p text:style-name="P31"><text:s/></text:p>
      <text:p text:style-name="_5f_code">server {</text:p>
      <text:p text:style-name="_5f_code"><text:s text:c="8"/>listen 80;</text:p>
      <text:p text:style-name="_5f_code"><text:soft-page-break/><text:s text:c="8"/>listen [::]:80;</text:p>
      <text:p text:style-name="_5f_code"/>
      <text:p text:style-name="P15"><text:s text:c="8"/>root /var/www/<text:span text:style-name="T10">superstaff</text:span>.home/html;</text:p>
      <text:p text:style-name="P17"><text:s text:c="8"/>index <text:span text:style-name="T12">index.php </text:span>index.html index.htm index.nginx-debian.html;</text:p>
      <text:p text:style-name="P17"/>
      <text:p text:style-name="P15"><text:s text:c="8"/>server_name <text:span text:style-name="T10">superstaff</text:span>.home;</text:p>
      <text:p text:style-name="_5f_code"/>
      <text:p text:style-name="_5f_code"><text:s text:c="8"/>location / {</text:p>
      <text:p text:style-name="_5f_code"><text:s text:c="16"/>try_files $uri $uri/ =404;</text:p>
      <text:p text:style-name="_5f_code"><text:s text:c="8"/>}</text:p>
      <text:p text:style-name="_5f_code"/>
      <text:p text:style-name="P16"><text:s text:c="8"/>location ~ \.php$ {</text:p>
      <text:p text:style-name="P16"><text:s text:c="16"/>include snippets/fastcgi-php.conf;</text:p>
      <text:p text:style-name="P16"><text:s text:c="16"/>fastcgi_pass unix:/var/run/php/php7.<text:span text:style-name="T22">4</text:span>-fpm.sock;</text:p>
      <text:p text:style-name="P16"><text:s text:c="8"/>}</text:p>
      <text:p text:style-name="P16"/>
      <text:p text:style-name="P16"><text:s text:c="8"/>location ~ /\.ht {</text:p>
      <text:p text:style-name="P16"><text:s text:c="16"/>deny all;</text:p>
      <text:p text:style-name="P16"><text:s text:c="8"/>}</text:p>
      <text:p text:style-name="P16"/>
      <text:p text:style-name="_5f_code">}</text:p>
      <text:p text:style-name="P31"/>
      <text:p text:style-name="P31">Мы обновили конфигурацию root с указанием новой директории и заменили server_name на имя нашего домена.</text:p>
      <text:p text:style-name="P31">Теперь мы активируем файл, создав ссылку в директории sites-enabled, который Nginx считывает при запуске:</text:p>
      <text:p text:style-name="P16">sudo ln -s /etc/nginx/sites-available/<text:span text:style-name="T8">wordpress</text:span>.home /etc/nginx/sites-enabled/</text:p>
      <text:p text:style-name="P16">sudo ln -s /etc/nginx/sites-available/<text:span text:style-name="T10">superstaff</text:span>.home /etc/nginx/sites-enabled/</text:p>
      <text:p text:style-name="P31">Два серверных блока активированы и настроены для реагирования на запросы на основе директив listen и server_name (дополнительную информацию об обработке Nginx этих директив можно найти здесь https://www.digitalocean.com/community/tutorials/understanding-nginx-server-and-location-block-selection-algorithms):</text:p>
      <text:list xml:id="list2265040009" text:style-name="L1">
        <text:list-item>
          <text:p text:style-name="P42">test.klimov: будет отвечать на запросы test.klimov и www.test.klimov.</text:p>
        </text:list-item>
        <text:list-item>
          <text:p text:style-name="P42">default: будет отвечать на любые запросы порта 80, не соответствующие двум другим блокам.</text:p>
        </text:list-item>
      </text:list>
      <text:p text:style-name="P31">Чтобы избежать возможной проблемы с хэшированием памяти при добавлении дополнительных имен серверов, необходимо изменить одно значение в файле /etc/nginx/nginx.conf. Откройте файл /etc/nginx/nginx.conf:</text:p>
      <text:p text:style-name="P31">Найдите директиву server_names_hash_bucket_size и удалите символ #, чтобы раскомментировать строку. Если вы используете nano, вы можете быстро найти слова в файле, нажав CTRL и w.</text:p>
      <text:p text:style-name="P31">Проведите тестирования, чтобы убедиться в отсутствии ошибок синтаксиса в файлах Nginx:</text:p>
      <text:p text:style-name="_5f_code">sudo nginx -t</text:p>
      <text:p text:style-name="P31">Если проблемы отсутствуют, перезапустите Nginx, чтобы активировать изменения:</text:p>
      <text:p text:style-name="_5f_code">sudo systemctl restart nginx</text:p>
      <text:p text:style-name="P32">Пашет</text:p>
      <text:p text:style-name="_5f_heading_5f_middle_5f_1">Установка MySQL</text:p>
      <text:p text:style-name="P39">Смотри в отдельном мануале по MySQL</text:p>
      <text:p text:style-name="P40">wordpress / wordpress /wordpress </text:p>
      <text:p text:style-name="P40">superstaff / staff /staff</text:p>
      <text:p text:style-name="_5f_heading_5f_middle_5f_2">Установка PHP и настройка Nginx для использования процессора PHP</text:p>
      <text:p text:style-name="_5f_text"><text:soft-page-break/>Поскольку Nginx не поддерживает нативную обработку PHP, как некоторые другие веб-серверы, вам потребуется установить php-fpm, т.е. «менеджер процессов fastCGI». Мы укажем Nginx передавать запросы PHP в это программное обеспечение для обработки.</text:p>
      <text:p text:style-name="_5f_text">Установите модуль php-fpm с дополнительным вспомогательным пакетом php-mysql, который позволит PHP взаимодействовать с серверной частью вашей базы данных. При установке будут загружены необходимые файлы ядра PHP.</text:p>
      <text:p text:style-name="_5f_code">sudo apt-<text:span text:style-name="T33">get -y</text:span> install php-fpm php-mysql</text:p>
      <text:p text:style-name="P20"><text:span text:style-name="T34">Далее </text:span><text:span text:style-name="T18">нужно обратить внимание на версию php, </text:span><text:span text:style-name="T19">п</text:span><text:span text:style-name="T18">оскольку адрес сокета привязан к версии php. Это позволяет устанавливать разны</text:span><text:span text:style-name="T19">е версии в одной системе, однако настройка идет руками.</text:span></text:p>
      <text:p text:style-name="_5f_heading_5f_bottom">Настройка PHP-FPM для прослушивания на сокете UNIX</text:p>
      <text:p text:style-name="P33">Настройки делаются в /etc/php/7.4/fpm/pool.d/www.conf</text:p>
      <text:p text:style-name="_5f_code">...</text:p>
      <text:p text:style-name="_5f_code">listen = /run/php/php7.4-fpm.sock</text:p>
      <text:p text:style-name="P9">...</text:p>
      <text:p text:style-name="_5f_code">listen.owner = www-data</text:p>
      <text:p text:style-name="_5f_code">listen.group = www-data</text:p>
      <text:p text:style-name="_5f_code">listen.mode = 0660</text:p>
      <text:p text:style-name="P9">...</text:p>
      <text:p text:style-name="_5f_text"/>
      <text:p text:style-name="_5f_heading_5f_bottom">Настройка NGINX для работы с сервером приложений PHP-FPM</text:p>
      <text:p text:style-name="_5f_text">После того, как вы настроили адрес, который прослушивает PHP-FPM, вам нужно настроить NGINX для запроса прокси к нему через этот адрес, используя параметр конфигурации <text:span text:style-name="_5f_bold">fastcgi_pass</text:span>, в файле конфигурации блока виртуального сервера.</text:p>
      <text:p text:style-name="_5f_code">fastcgi_pass unix:/run/php/php7.4-fpm.sock</text:p>
      <text:p text:style-name="P34">У нас в /var есть ссылка на /run, поэтому пишем</text:p>
      <text:p text:style-name="_5f_code">fastcgi_pass unix:/var/run/php/php7.<text:span text:style-name="T35">4</text:span>-fpm.sock;</text:p>
      <text:p text:style-name="_5f_text">sudo nano /etc/nginx/sites-available/<text:span text:style-name="T20">test.klimov</text:span></text:p>
      <text:p text:style-name="_5f_code">server {</text:p>
      <text:p text:style-name="_5f_code"><text:s text:c="8"/>listen 80;</text:p>
      <text:p text:style-name="_5f_code"><text:s text:c="8"/>root /var/www/html;</text:p>
      <text:p text:style-name="_5f_code"><text:s text:c="8"/>index index.php index.html index.htm index.nginx-debian.html;</text:p>
      <text:p text:style-name="_5f_code"><text:s text:c="8"/>server_name example.com;</text:p>
      <text:p text:style-name="_5f_code"/>
      <text:p text:style-name="_5f_code"><text:s text:c="8"/>location / {</text:p>
      <text:p text:style-name="_5f_code"><text:s text:c="16"/>try_files $uri $uri/ =404;</text:p>
      <text:p text:style-name="_5f_code"><text:s text:c="8"/>}</text:p>
      <text:p text:style-name="_5f_code"/>
      <text:p text:style-name="_5f_code"><text:s text:c="8"/>location ~ \.php$ {</text:p>
      <text:p text:style-name="_5f_code"><text:s text:c="16"/>include snippets/fastcgi-php.conf;</text:p>
      <text:p text:style-name="_5f_code"><text:s text:c="16"/>fastcgi_pass unix:/var/run/php/php7.<text:span text:style-name="T22">4</text:span>-fpm.sock;</text:p>
      <text:p text:style-name="_5f_code"><text:s text:c="8"/>}</text:p>
      <text:p text:style-name="_5f_code"/>
      <text:p text:style-name="_5f_code"><text:s text:c="8"/>location ~ /\.ht {</text:p>
      <text:p text:style-name="_5f_code"><text:s text:c="16"/>deny all;</text:p>
      <text:p text:style-name="_5f_code"><text:s text:c="8"/>}</text:p>
      <text:p text:style-name="_5f_code">}</text:p>
      <text:p text:style-name="_5f_text">Ниже описано действие этих директив и блоков расположения:</text:p>
      <text:list xml:id="list2162453369" text:style-name="L2">
        <text:list-item>
          <text:p text:style-name="P43">listen — определяет, что будет прослушивать порт Nginx. В данном случае он будет прослушивать порт 80, используемый по умолчанию для протокола HTTP.</text:p>
        </text:list-item>
        <text:list-item>
          <text:p text:style-name="P43">root — определяет корневой каталог документа, где хранятся файлы, обслуживаемые сайтом.</text:p>
        </text:list-item>
        <text:list-item>
          <text:p text:style-name="P43"><text:soft-page-break/>index — задает для Nginx приоритет обслуживания файлов с именем index.php (при наличии) при запросе файла индекса.</text:p>
        </text:list-item>
        <text:list-item>
          <text:p text:style-name="P43">server_name — определяет, какой серверный блок должен использоваться для заданного запроса вашего сервера. Эта директива должна указывать на доменное имя или публичный IP-адрес вашего сервера.</text:p>
        </text:list-item>
        <text:list-item>
          <text:p text:style-name="P43">location / — первый блок расположения включает директиву try_files, которая проверяет наличие файлов, соответствующих запросу URI. Если Nginx не сможет найти соответствующий файл, будет возвращена ошибка 404.</text:p>
        </text:list-item>
        <text:list-item>
          <text:p text:style-name="P43">location ~ \.php$ — этот блок расположения отвечает за фактическую обработку PHP посредством указания Nginx на файл конфигурации fastcgi-php.conf и файл php7.<text:span text:style-name="T22">4</text:span>-fpm.sock file, который объявляет, какой сокет ассоциирован с php-fpm.</text:p>
        </text:list-item>
        <text:list-item>
          <text:p text:style-name="P43">location ~ /\.ht — последний блок расположения отвечает за файлы .htaccess, которые Nginx не обрабатывает. При добавлении директивы deny all из файлов .htaccess в корневой каталог документа они не будут выводиться посетителям.</text:p>
        </text:list-item>
      </text:list>
      <text:p text:style-name="_5f_text">Протестируйте новый файл конфигурации на ошибки синтаксиса:</text:p>
      <text:p text:style-name="_5f_code">sudo nginx -t</text:p>
      <text:p text:style-name="_5f_text">Когда вы будете готовы, перезагрузите Nginx для внесения необходимых изменений:</text:p>
      <text:p text:style-name="_5f_code">sudo systemctl reload nginx</text:p>
      <text:p text:style-name="_5f_text">Это завершает установку и настройку набора LEMP. Однако будет разумно убедиться, что все компоненты могут связываться друг с другом.</text:p>
      <text:p text:style-name="_5f_heading_5f_middle_5f_1">Создание файла PHP для тестовой конфигурации</text:p>
      <text:p text:style-name="P35">Создаем файл <text:span text:style-name="_5f_bold">info.php</text:span> с содержимым</text:p>
      <text:p text:style-name="_5f_code">&lt;?php</text:p>
      <text:p text:style-name="_5f_code">phpinfo();</text:p>
      <text:p text:style-name="P23">Эта строка описывает приоритет поиска файлов, если конечный файл не задан:</text:p>
      <text:p text:style-name="_5f_code">index index.php index.html index.htm index.nginx-debian.html;</text:p>
      <text:p text:style-name="P21"><text:span text:style-name="T21">В</text:span><text:span text:style-name="T14">роде как работает.</text:span></text:p>
      <text:p text:style-name="P25">Повторим урок с доменом wordpress.localhost</text:p>
      <text:p text:style-name="P36"><text:span text:style-name="T15">Вводим </text:span><text:span text:style-name="T14">команды по очереди</text:span></text:p>
      <text:p text:style-name="_5f_code">sudo useradd -m -s /bin/bash -g www-data wordpress; sudo passwd wordpress</text:p>
      <text:p text:style-name="_5f_code">sudo mkdir -p /var/www/wordpress.localhost/html</text:p>
      <text:p text:style-name="P2">sudo chown -R wordpress:www-data /var/www/wordpress.localhost/html</text:p>
      <text:p text:style-name="P2">sudo find /var/www/wordpress.localhost -type d -exec chmod 775 {} \;</text:p>
      <text:p text:style-name="P2">sudo find /var/www/wordpress.localhost -type f -exec chmod 664 {} \;</text:p>
      <text:p text:style-name="_5f_code"><text:span text:style-name="T23">cd </text:span>/etc/nginx/sites-available</text:p>
      <text:p text:style-name="P4">sudo touch wordpress.localhost</text:p>
      <text:p text:style-name="_5f_code">sudo mc</text:p>
      <text:p text:style-name="P24">конфигурациями</text:p>
      <text:p text:style-name="P3">server {</text:p>
      <text:p text:style-name="P3"><text:s text:c="4"/>listen 80;</text:p>
      <text:p text:style-name="P3"><text:s text:c="4"/>listen [::]:80;</text:p>
      <text:p text:style-name="P3"/>
      <text:p text:style-name="P3"><text:s text:c="4"/>root /var/www/wordpress.localhost.html;</text:p>
      <text:p text:style-name="P3"><text:s text:c="4"/>index index.php index.html index.htm index.nginx-debian.html;</text:p>
      <text:p text:style-name="P10"><text:s text:c="4"/>server_name <text:span text:style-name="T23">wordpress.localhost</text:span>;</text:p>
      <text:p text:style-name="P3"/>
      <text:p text:style-name="P3"><text:s text:c="4"/>location / {</text:p>
      <text:p text:style-name="P3"><text:s text:c="8"/>try_files $uri $uri/ =404;</text:p>
      <text:p text:style-name="P3"><text:s text:c="4"/>}</text:p>
      <text:p text:style-name="P3"><text:soft-page-break/></text:p>
      <text:p text:style-name="P3"><text:s text:c="4"/>location ~ \.php$ {</text:p>
      <text:p text:style-name="P3"><text:s text:c="8"/>include snippets/fastcgi-php.conf;</text:p>
      <text:p text:style-name="P3"><text:s text:c="8"/>fastcgi_pass unix:/var/run/php/php7.<text:span text:style-name="T22">4</text:span>-fpm.sock;</text:p>
      <text:p text:style-name="P3"><text:s text:c="4"/>}</text:p>
      <text:p text:style-name="P11"><text:s text:c="4"/></text:p>
      <text:p text:style-name="P11"><text:s text:c="4"/>location ~ /\.ht {</text:p>
      <text:p text:style-name="P3"><text:s text:c="8"/>deny all;</text:p>
      <text:p text:style-name="P3"><text:s text:c="4"/>}</text:p>
      <text:p text:style-name="P12">}</text:p>
      <text:p text:style-name="P37">проверяем</text:p>
      <text:p text:style-name="_5f_code">sudo nginx -t</text:p>
      <text:p text:style-name="P37">если норм, то делаем ссылку</text:p>
      <text:p text:style-name="P4">sudo ln -s /etc/nginx/sites-available/wordpress.localhost /etc/nginx/sites-enabled/</text:p>
      <text:p text:style-name="P37">перегружаем</text:p>
      <text:p text:style-name="P37">sudo systemctl restart nginx</text:p>
      <text:p text:style-name="P38">правим hosts</text:p>
      <text:p text:style-name="P37">прверяем</text:p>
      <text:p text:style-name="P37">http://wordpress.localhost/info.php</text:p>
      <text:p text:style-name="_5f_text"/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language="none" fo:country="none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3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1" fo:font-family="'Calibri Light'" style:font-style-name="Жирный" style:font-family-generic="swiss" style:font-pitch="variable" fo:font-weight="bold" officeooo:rsid="001e3f4c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8T07:53:50.441000000</dc:date>
    <meta:editing-duration>PT4H56M47S</meta:editing-duration>
    <meta:editing-cycles>61</meta:editing-cycles>
    <meta:document-statistic meta:table-count="0" meta:image-count="0" meta:object-count="0" meta:page-count="6" meta:paragraph-count="202" meta:word-count="1212" meta:character-count="10041" meta:non-whitespace-character-count="8488"/>
  </office:meta>
</office:document-meta>
</file>